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74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5.865cm"/>
    </style:style>
    <style:style style:name="Table1.D" style:family="table-column">
      <style:table-column-properties style:column-width="3.554cm"/>
    </style:style>
    <style:style style:name="Table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style:min-row-height="1.177cm"/>
    </style:style>
    <style:style style:name="Table1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2" style:family="table">
      <style:table-properties style:width="13.922cm" fo:margin-left="1.452cm" fo:margin-top="0cm" fo:margin-bottom="0cm" table:align="left" style:writing-mode="lr-tb"/>
    </style:style>
    <style:style style:name="Table2.A" style:family="table-column">
      <style:table-column-properties style:column-width="5.069cm"/>
    </style:style>
    <style:style style:name="Table2.B" style:family="table-column">
      <style:table-column-properties style:column-width="8.8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5pt solid #00000a"/>
    </style:style>
    <style:style style:name="Table2.B2" style:family="table-cell">
      <style:table-cell-properties fo:padding-left="0.191cm" fo:padding-right="0.191cm" fo:padding-top="0cm" fo:padding-bottom="0cm" fo:border="0.5pt solid #00000a"/>
    </style:style>
    <style:style style:name="Table2.B3" style:family="table-cell">
      <style:table-cell-properties fo:padding-left="0.191cm" fo:padding-right="0.191cm" fo:padding-top="0cm" fo:padding-bottom="0cm" fo:border="0.5pt solid #00000a"/>
    </style:style>
    <style:style style:name="Table2.B4" style:family="table-cell">
      <style:table-cell-properties fo:padding-left="0.191cm" fo:padding-right="0.191cm" fo:padding-top="0cm" fo:padding-bottom="0cm" fo:border="0.5pt solid #00000a"/>
    </style:style>
    <style:style style:name="Table3" style:family="table">
      <style:table-properties style:width="13.922cm" fo:margin-left="1.452cm" fo:margin-top="0cm" fo:margin-bottom="0cm" table:align="left" style:writing-mode="lr-tb"/>
    </style:style>
    <style:style style:name="Table3.A" style:family="table-column">
      <style:table-column-properties style:column-width="4.757cm"/>
    </style:style>
    <style:style style:name="Table3.B" style:family="table-column">
      <style:table-column-properties style:column-width="9.16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a"/>
    </style:style>
    <style:style style:name="Table3.B2" style:family="table-cell">
      <style:table-cell-properties fo:padding-left="0.191cm" fo:padding-right="0.191cm" fo:padding-top="0cm" fo:padding-bottom="0cm" fo:border="0.5pt solid #00000a"/>
    </style:style>
    <style:style style:name="Table3.B3" style:family="table-cell">
      <style:table-cell-properties fo:padding-left="0.191cm" fo:padding-right="0.191cm" fo:padding-top="0cm" fo:padding-bottom="0cm" fo:border="0.5pt solid #00000a"/>
    </style:style>
    <style:style style:name="Table3.B4" style:family="table-cell">
      <style:table-cell-properties fo:padding-left="0.191cm" fo:padding-right="0.191cm" fo:padding-top="0cm" fo:padding-bottom="0cm" fo:border="0.5pt solid #00000a"/>
    </style:style>
    <style:style style:name="Table3.B5" style:family="table-cell">
      <style:table-cell-properties fo:padding-left="0.191cm" fo:padding-right="0.191cm" fo:padding-top="0cm" fo:padding-bottom="0cm" fo:border="0.5pt solid #00000a"/>
    </style:style>
    <style:style style:name="Table3.B6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3.922cm" fo:margin-left="1.461cm" fo:margin-top="0cm" fo:margin-bottom="0cm" table:align="left" style:writing-mode="lr-tb"/>
    </style:style>
    <style:style style:name="Table4.A" style:family="table-column">
      <style:table-column-properties style:column-width="4.142cm"/>
    </style:style>
    <style:style style:name="Table4.B" style:family="table-column">
      <style:table-column-properties style:column-width="4.678cm"/>
    </style:style>
    <style:style style:name="Table4.C" style:family="table-column">
      <style:table-column-properties style:column-width="5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4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" style:family="table">
      <style:table-properties style:width="15.981cm" fo:margin-left="1.461cm" fo:margin-top="0cm" fo:margin-bottom="0cm" table:align="left" style:writing-mode="lr-tb"/>
    </style:style>
    <style:style style:name="Table5.A" style:family="table-column">
      <style:table-column-properties style:column-width="2.298cm"/>
    </style:style>
    <style:style style:name="Table5.B" style:family="table-column">
      <style:table-column-properties style:column-width="2.508cm"/>
    </style:style>
    <style:style style:name="Table5.C" style:family="table-column">
      <style:table-column-properties style:column-width="5.96cm"/>
    </style:style>
    <style:style style:name="Table5.D" style:family="table-column">
      <style:table-column-properties style:column-width="5.214cm"/>
    </style:style>
    <style:style style:name="Table5.1" style:family="table-row">
      <style:table-row-properties style:min-row-height="0.737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5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5.2" style:family="table-row">
      <style:table-row-properties style:min-row-height="1.722cm" fo:keep-together="auto"/>
    </style:style>
    <style:style style:name="Table5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P4" style:family="paragraph" style:parent-style-name="Header">
      <style:paragraph-properties fo:padding="0cm" fo:border="none" style:shadow="none"/>
    </style:style>
    <style:style style:name="P5" style:family="paragraph" style:parent-style-name="reportTitle">
      <style:paragraph-properties fo:margin-top="0cm" fo:margin-bottom="0cm" loext:contextual-spacing="false"/>
      <style:text-properties fo:language="pt" fo:country="BR" style:font-size-complex="36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fo:font-weight="bold" officeooo:paragraph-rsid="000e70c3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36pt" fo:language="pt" fo:country="BR" fo:font-weight="bold" officeooo:paragraph-rsid="000e70c3" style:font-size-asian="36pt" style:font-weight-asian="bold" style:font-name-complex="Times New Roman1" style:font-size-complex="36pt"/>
    </style:style>
    <style:style style:name="P8" style:family="paragraph" style:parent-style-name="Normal">
      <style:paragraph-properties fo:text-align="end" style:justify-single-word="false"/>
      <style:text-properties style:font-name="Century Gothic" fo:font-size="14pt" fo:letter-spacing="0.014cm" fo:language="pt" fo:country="BR" fo:font-weight="bold" style:font-size-asian="14pt" style:font-weight-asian="bold"/>
    </style:style>
    <style:style style:name="P9" style:family="paragraph" style:parent-style-name="Normal">
      <style:text-properties fo:font-weight="bold" style:font-weight-asian="bold"/>
    </style:style>
    <style:style style:name="P10" style:family="paragraph" style:parent-style-name="Normal">
      <style:text-properties fo:language="pt" fo:country="BR"/>
    </style:style>
    <style:style style:name="P11" style:family="paragraph" style:parent-style-name="Normal">
      <style:text-properties fo:language="pt" fo:country="BR" fo:font-weight="bold" style:font-weight-asian="bold"/>
    </style:style>
    <style:style style:name="P12" style:family="paragraph" style:parent-style-name="Normal">
      <style:text-properties fo:language="pt" fo:country="BR" fo:font-style="italic" style:font-style-asian="italic"/>
    </style:style>
    <style:style style:name="P13" style:family="paragraph" style:parent-style-name="Normal">
      <style:text-properties officeooo:paragraph-rsid="002b7156"/>
    </style:style>
    <style:style style:name="P14" style:family="paragraph" style:parent-style-name="Normal">
      <style:text-properties officeooo:rsid="002bafce" officeooo:paragraph-rsid="002bafce"/>
    </style:style>
    <style:style style:name="P15" style:family="paragraph" style:parent-style-name="Normal">
      <style:text-properties fo:font-size="9pt" officeooo:rsid="002bafce" officeooo:paragraph-rsid="002bafce" style:font-size-asian="9pt"/>
    </style:style>
    <style:style style:name="P16" style:family="paragraph" style:parent-style-name="Cabeçalho_20_do_20_Sumário1">
      <style:paragraph-properties fo:margin-top="0.706cm" fo:margin-bottom="0cm" loext:contextual-spacing="false"/>
      <style:text-properties fo:language="pt" fo:country="BR"/>
    </style:style>
    <style:style style:name="P17" style:family="paragraph" style:parent-style-name="Normal_20__28_Web_29_">
      <style:text-properties style:font-name="Palatino Linotype" fo:font-size="10pt" style:font-size-asian="10pt" style:language-asian="en" style:country-asian="US" style:font-size-complex="10pt"/>
    </style:style>
    <style:style style:name="P18" style:family="paragraph" style:parent-style-name="Parágrafo_20_da_20_Lista">
      <style:text-properties fo:language="pt" fo:country="BR"/>
    </style:style>
    <style:style style:name="P19" style:family="paragraph" style:parent-style-name="Parágrafo_20_da_20_Lista">
      <style:paragraph-properties>
        <style:tab-stops>
          <style:tab-stop style:position="-0.282cm"/>
          <style:tab-stop style:position="0.981cm"/>
        </style:tab-stops>
      </style:paragraph-properties>
      <style:text-properties fo:language="pt" fo:country="BR"/>
    </style:style>
    <style:style style:name="P20" style:family="paragraph" style:parent-style-name="Normal">
      <style:paragraph-properties fo:keep-with-next="always"/>
      <style:text-properties fo:language="pt" fo:country="BR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24pt" fo:font-weight="bold" officeooo:paragraph-rsid="000e70c3" style:font-size-asian="24pt" style:font-weight-asian="bold" style:font-name-complex="Times New Roman1" style:font-size-complex="24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24pt" fo:font-weight="bold" officeooo:rsid="002a0534" officeooo:paragraph-rsid="002a0534" style:font-size-asian="24pt" style:font-weight-asian="bold" style:font-name-complex="Times New Roman1" style:font-size-complex="24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0e70c3" style:font-size-asian="20pt" style:font-weight-asian="bold" style:font-name-complex="Times New Roman1" style:font-size-complex="20pt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2a0534" style:font-size-asian="20pt" style:font-weight-asian="bold" style:font-name-complex="Times New Roman1" style:font-size-complex="20pt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20pt" fo:font-weight="bold" officeooo:rsid="002a0534" officeooo:paragraph-rsid="002a0534" style:font-size-asian="20pt" style:font-weight-asian="bold" style:font-name-complex="Times New Roman1" style:font-size-complex="20pt"/>
    </style:style>
    <style:style style:name="P26" style:family="paragraph" style:parent-style-name="Standard">
      <style:text-properties fo:language="pt" fo:country="BR" officeooo:paragraph-rsid="0015c857"/>
    </style:style>
    <style:style style:name="P27" style:family="paragraph" style:parent-style-name="Standard">
      <style:text-properties officeooo:paragraph-rsid="0015c857" fo:background-color="#ffff00"/>
    </style:style>
    <style:style style:name="P28" style:family="paragraph" style:parent-style-name="Standard">
      <style:text-properties officeooo:paragraph-rsid="0015c857"/>
    </style:style>
    <style:style style:name="P29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30" style:family="paragraph" style:parent-style-name="Standard">
      <style:text-properties fo:color="#0000ff" fo:font-style="italic" officeooo:rsid="002b7156" officeooo:paragraph-rsid="002b7156" fo:background-color="transparent" style:font-style-asian="italic" style:font-style-complex="italic"/>
    </style:style>
    <style:style style:name="P31" style:family="paragraph" style:parent-style-name="Standard">
      <style:text-properties fo:color="#0000ff" fo:font-style="italic" style:font-style-asian="italic" style:font-style-complex="italic"/>
    </style:style>
    <style:style style:name="P32" style:family="paragraph" style:parent-style-name="Contents_20_2">
      <style:paragraph-properties>
        <style:tab-stops>
          <style:tab-stop style:position="14.653cm" style:type="right" style:leader-style="solid" style:leader-text="_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5.002cm" style:type="right" style:leader-style="solid" style:leader-text="_"/>
        </style:tab-stops>
      </style:paragraph-properties>
    </style:style>
    <style:style style:name="P34" style:family="paragraph" style:parent-style-name="Text_20_body">
      <style:text-properties officeooo:paragraph-rsid="001b4108"/>
    </style:style>
    <style:style style:name="P35" style:family="paragraph" style:parent-style-name="Standard">
      <style:text-properties fo:color="#0000ff" fo:font-style="italic" officeooo:rsid="002ef476" officeooo:paragraph-rsid="002ef476" fo:background-color="transparent" style:font-style-asian="italic" style:font-style-complex="italic"/>
    </style:style>
    <style:style style:name="P36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37" style:family="paragraph" style:parent-style-name="Standard">
      <style:text-properties fo:color="#0000ff" fo:font-style="italic" officeooo:rsid="00303035" officeooo:paragraph-rsid="00303035" fo:background-color="transparent" style:font-style-asian="italic" style:font-style-complex="italic"/>
    </style:style>
    <style:style style:name="P38" style:family="paragraph" style:parent-style-name="Text_20_body">
      <style:text-properties officeooo:paragraph-rsid="0015c857"/>
    </style:style>
    <style:style style:name="P39" style:family="paragraph" style:parent-style-name="Heading_20_1">
      <style:text-properties officeooo:rsid="002627ef" officeooo:paragraph-rsid="002483dc"/>
    </style:style>
    <style:style style:name="P40" style:family="paragraph" style:parent-style-name="Heading_20_1" style:list-style-name="" style:master-page-name="">
      <loext:graphic-properties draw:fill="none"/>
      <style:paragraph-properties fo:margin-left="0cm" fo:margin-right="0cm" fo:margin-top="2.117cm" fo:margin-bottom="0.423cm" loext:contextual-spacing="false" fo:text-align="start" style:justify-single-word="false" fo:keep-together="always" fo:hyphenation-ladder-count="no-limit" fo:text-indent="0cm" style:auto-text-indent="false" style:page-number="auto" fo:break-before="page" fo:background-color="transparent" fo:padding="0cm" fo:border-left="none" fo:border-right="none" fo:border-top="none" fo:border-bottom="0.74pt solid #000000" style:shadow="none" fo:keep-with-next="always" style:text-autospace="none" style:punctuation-wrap="simple" style:vertical-align="baseline">
        <style:tab-stops>
          <style:tab-stop style:position="1cm"/>
          <style:tab-stop style:position="15.002cm" style:type="right"/>
        </style:tab-stops>
      </style:paragraph-properties>
      <style:text-properties fo:language="pt" fo:country="BR" fo:hyphenate="false"/>
    </style:style>
    <style:style style:name="P41" style:family="paragraph" style:parent-style-name="Heading_20_2">
      <style:text-properties officeooo:paragraph-rsid="0015c857"/>
    </style:style>
    <style:style style:name="P42" style:family="paragraph" style:parent-style-name="Heading_20_2">
      <style:text-properties fo:color="#0000ff" style:font-name="Palatino Linotype" fo:font-size="10pt" fo:language="pt" fo:country="PT" fo:font-style="italic" fo:background-color="transparent" style:font-size-asian="10pt" style:language-asian="en" style:country-asian="US" style:font-style-asian="italic" style:font-size-complex="10pt" style:font-style-complex="italic"/>
    </style:style>
    <style:style style:name="P43" style:family="paragraph" style:parent-style-name="Heading_20_2" style:list-style-name=""/>
    <style:style style:name="P44" style:family="paragraph" style:parent-style-name="Normal">
      <style:text-properties fo:font-size="9pt" officeooo:rsid="002bafce" officeooo:paragraph-rsid="002bafce" style:font-size-asian="9pt"/>
    </style:style>
    <style:style style:name="P45" style:family="paragraph" style:parent-style-name="Normal">
      <style:text-properties fo:font-size="9pt" officeooo:rsid="0036004c" officeooo:paragraph-rsid="0036004c" style:font-size-asian="9pt"/>
    </style:style>
    <style:style style:name="P46" style:family="paragraph" style:parent-style-name="Normal">
      <style:text-properties officeooo:rsid="0036004c" officeooo:paragraph-rsid="0036004c"/>
    </style:style>
    <style:style style:name="P47" style:family="paragraph" style:parent-style-name="reportTitle">
      <style:paragraph-properties fo:margin-top="0cm" fo:margin-bottom="0cm" loext:contextual-spacing="false"/>
      <style:text-properties fo:language="pt" fo:country="BR" style:font-size-complex="36pt"/>
    </style:style>
    <style:style style:name="P48" style:family="paragraph" style:parent-style-name="reportTitle" style:master-page-name="MPF0">
      <style:paragraph-properties fo:margin-top="0cm" fo:margin-bottom="0cm" loext:contextual-spacing="false" style:page-number="1" fo:break-before="page"/>
      <style:text-properties fo:language="pt" fo:country="BR" style:font-size-complex="36pt"/>
    </style:style>
    <style:style style:name="P49" style:family="paragraph" style:parent-style-name="Normal_20__28_Web_29_">
      <style:text-properties style:font-name="Palatino Linotype" fo:font-size="10pt" officeooo:paragraph-rsid="00324c95" style:font-size-asian="10pt" style:language-asian="en" style:country-asian="US" style:font-size-complex="10pt"/>
    </style:style>
    <style:style style:name="P50" style:family="paragraph" style:parent-style-name="Parágrafo_20_da_20_Lista" style:list-style-name="L2"/>
    <style:style style:name="P51" style:family="paragraph" style:parent-style-name="Parágrafo_20_da_20_Lista" style:list-style-name="L2">
      <style:text-properties officeooo:paragraph-rsid="00324c95"/>
    </style:style>
    <style:style style:name="P52" style:family="paragraph" style:parent-style-name="Parágrafo_20_da_20_Lista" style:list-style-name="L6">
      <style:text-properties fo:language="pt" fo:country="BR"/>
    </style:style>
    <style:style style:name="P53" style:family="paragraph" style:parent-style-name="Parágrafo_20_da_20_Lista" style:list-style-name="L7">
      <style:text-properties fo:language="pt" fo:country="BR" fo:font-weight="bold" style:font-weight-asian="bold"/>
    </style:style>
    <style:style style:name="P54" style:family="paragraph" style:parent-style-name="Parágrafo_20_da_20_Lista" style:list-style-name="L8">
      <style:text-properties fo:language="pt" fo:country="BR"/>
    </style:style>
    <style:style style:name="P55" style:family="paragraph" style:parent-style-name="Parágrafo_20_da_20_Lista" style:list-style-name="L2">
      <style:text-properties fo:language="pt" fo:country="BR" officeooo:rsid="00322fdc" officeooo:paragraph-rsid="00322fdc"/>
    </style:style>
    <style:style style:name="P56" style:family="paragraph" style:parent-style-name="Parágrafo_20_da_20_Lista" style:list-style-name="L3">
      <style:text-properties officeooo:paragraph-rsid="0033e452"/>
    </style:style>
    <style:style style:name="P57" style:family="paragraph" style:parent-style-name="Parágrafo_20_da_20_Lista" style:list-style-name="L4">
      <style:text-properties officeooo:rsid="002b7156" officeooo:paragraph-rsid="002b7156"/>
    </style:style>
    <style:style style:name="P58" style:family="paragraph" style:parent-style-name="Parágrafo_20_da_20_Lista" style:list-style-name="L4">
      <style:text-properties officeooo:paragraph-rsid="002b7156"/>
    </style:style>
    <style:style style:name="P59" style:family="paragraph" style:parent-style-name="Parágrafo_20_da_20_Lista" style:list-style-name="L4">
      <style:text-properties officeooo:paragraph-rsid="00359507"/>
    </style:style>
    <style:style style:name="P60" style:family="paragraph" style:parent-style-name="Parágrafo_20_da_20_Lista" style:list-style-name="L9"/>
    <style:style style:name="P61" style:family="paragraph" style:parent-style-name="Parágrafo_20_da_20_Lista" style:list-style-name="L3">
      <style:text-properties officeooo:rsid="0033e452" officeooo:paragraph-rsid="0033e452"/>
    </style:style>
    <style:style style:name="P62" style:family="paragraph" style:parent-style-name="Parágrafo_20_da_20_Lista" style:list-style-name="L3">
      <style:text-properties officeooo:rsid="00342538" officeooo:paragraph-rsid="00342538"/>
    </style:style>
    <style:style style:name="P63" style:family="paragraph" style:parent-style-name="Parágrafo_20_da_20_Lista" style:list-style-name="L4">
      <style:text-properties officeooo:rsid="00342538" officeooo:paragraph-rsid="00342538"/>
    </style:style>
    <style:style style:name="P64" style:family="paragraph" style:parent-style-name="Parágrafo_20_da_20_Lista" style:list-style-name="L3">
      <style:text-properties officeooo:rsid="00359507" officeooo:paragraph-rsid="00359507"/>
    </style:style>
    <style:style style:name="P65" style:family="paragraph" style:parent-style-name="Parágrafo_20_da_20_Lista" style:list-style-name="L4">
      <style:text-properties officeooo:rsid="00359507" officeooo:paragraph-rsid="00359507"/>
    </style:style>
    <style:style style:name="P66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2bafce" officeooo:paragraph-rsid="002bafce"/>
    </style:style>
    <style:style style:name="P67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36004c" officeooo:paragraph-rsid="0036004c"/>
    </style:style>
    <style:style style:name="P68" style:family="paragraph" style:parent-style-name="Parágrafo_20_da_20_Lista" style:list-style-name="L5">
      <style:paragraph-properties fo:margin-left="1.251cm" fo:margin-right="0cm" fo:text-align="start" style:justify-single-word="false" fo:text-indent="-1.251cm" style:auto-text-indent="false">
        <style:tab-stops/>
      </style:paragraph-properties>
      <style:text-properties fo:language="pt" fo:country="BR" fo:font-weight="bold" style:font-weight-asian="bold"/>
    </style:style>
    <style:style style:name="T1" style:family="text">
      <style:text-properties officeooo:rsid="000c9cf8"/>
    </style:style>
    <style:style style:name="T2" style:family="text">
      <style:text-properties fo:font-size="8pt" fo:letter-spacing="0.014cm" style:font-size-asian="8pt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303035" fo:background-color="#ffff00" loext:char-shading-value="0"/>
    </style:style>
    <style:style style:name="T5" style:family="text">
      <style:text-properties fo:language="pt" fo:country="BR" fo:font-weight="bold" officeooo:rsid="00303035" style:font-weight-asian="bold" style:font-weight-complex="bold"/>
    </style:style>
    <style:style style:name="T6" style:family="text">
      <style:text-properties fo:language="pt" fo:country="BR" fo:font-weight="bold" officeooo:rsid="00303035" fo:background-color="#ffff00" loext:char-shading-value="0" style:font-weight-asian="bold" style:font-weight-complex="bold"/>
    </style:style>
    <style:style style:name="T7" style:family="text">
      <style:text-properties fo:language="pt" fo:country="BR" fo:font-weight="bold" officeooo:rsid="00303035" fo:background-color="transparent" loext:char-shading-value="0" style:font-weight-asian="bold"/>
    </style:style>
    <style:style style:name="T8" style:family="text">
      <style:text-properties fo:language="pt" fo:country="BR" fo:font-weight="bold" fo:background-color="transparent" loext:char-shading-value="0" style:font-weight-asian="bold"/>
    </style:style>
    <style:style style:name="T9" style:family="text">
      <style:text-properties fo:language="pt" fo:country="BR" fo:font-weight="bold" officeooo:rsid="00324c95" fo:background-color="transparent" loext:char-shading-value="0" style:font-weight-asian="bold"/>
    </style:style>
    <style:style style:name="T10" style:family="text">
      <style:text-properties fo:language="pt" fo:country="BR" fo:font-weight="bold" officeooo:rsid="00303035" fo:background-color="transparent" loext:char-shading-value="0" style:font-weight-asian="bold" style:font-weight-complex="bold"/>
    </style:style>
    <style:style style:name="T11" style:family="text">
      <style:text-properties fo:language="pt" fo:country="BR" fo:font-weight="bold" officeooo:rsid="00303035" fo:background-color="transparent" loext:char-shading-value="0" style:font-weight-asian="bold" style:font-weight-complex="bold"/>
    </style:style>
    <style:style style:name="T12" style:family="text">
      <style:text-properties fo:language="pt" fo:country="BR" officeooo:rsid="00303035" fo:background-color="transparent" loext:char-shading-value="0"/>
    </style:style>
    <style:style style:name="T13" style:family="text">
      <style:text-properties fo:language="pt" fo:country="BR" officeooo:rsid="00303035" fo:background-color="transparent" loext:char-shading-value="0"/>
    </style:style>
    <style:style style:name="T14" style:family="text">
      <style:text-properties fo:language="pt" fo:country="BR" officeooo:rsid="00322fdc" fo:background-color="transparent" loext:char-shading-value="0"/>
    </style:style>
    <style:style style:name="T15" style:family="text">
      <style:text-properties fo:language="pt" fo:country="BR" fo:background-color="transparent" loext:char-shading-value="0"/>
    </style:style>
    <style:style style:name="T16" style:family="text">
      <style:text-properties fo:language="pt" fo:country="BR" officeooo:rsid="00324c95" fo:background-color="transparent" loext:char-shading-value="0"/>
    </style:style>
    <style:style style:name="T17" style:family="text">
      <style:text-properties fo:language="pt" fo:country="BR" fo:font-weight="normal" officeooo:rsid="00324c95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/>
    </style:style>
    <style:style style:name="T19" style:family="text">
      <style:text-properties fo:font-variant="normal" fo:text-transform="none" fo:color="#0000ff" fo:font-style="italic" officeooo:rsid="002ef476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font-weight="bold"/>
    </style:style>
    <style:style style:name="T22" style:family="text">
      <style:text-properties fo:font-weight="bold" officeooo:rsid="002b7156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22fdc" style:font-weight-asian="bold" style:font-weight-complex="bold"/>
    </style:style>
    <style:style style:name="T25" style:family="text">
      <style:text-properties fo:font-weight="bold" officeooo:rsid="00342538" fo:background-color="transparent" loext:char-shading-value="0" style:font-weight-asian="bold" style:font-weight-complex="bold"/>
    </style:style>
    <style:style style:name="T26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/>
    </style:style>
    <style:style style:name="T27" style:family="text">
      <style:text-properties officeooo:rsid="001168d6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fo:font-weight="bold" style:font-style-asian="italic" style:font-style-complex="italic"/>
    </style:style>
    <style:style style:name="T30" style:family="text">
      <style:text-properties fo:color="#0000ff" fo:font-style="italic" fo:background-color="#ffff00" loext:char-shading-value="0" style:font-style-asian="italic" style:font-style-complex="italic"/>
    </style:style>
    <style:style style:name="T31" style:family="text">
      <style:text-properties fo:color="#0000ff" fo:language="pt" fo:country="BR" fo:font-style="italic" fo:background-color="transparent" loext:char-shading-value="0" style:font-style-asian="italic" style:font-style-complex="italic"/>
    </style:style>
    <style:style style:name="T32" style:family="text">
      <style:text-properties officeooo:rsid="001a65dc"/>
    </style:style>
    <style:style style:name="T33" style:family="text">
      <style:text-properties officeooo:rsid="001b4108"/>
    </style:style>
    <style:style style:name="T34" style:family="text">
      <style:text-properties officeooo:rsid="002a0534"/>
    </style:style>
    <style:style style:name="T35" style:family="text">
      <style:text-properties officeooo:rsid="002ef476"/>
    </style:style>
    <style:style style:name="T36" style:family="text">
      <style:text-properties officeooo:rsid="00303035"/>
    </style:style>
    <style:style style:name="T37" style:family="text">
      <style:text-properties officeooo:rsid="00322fdc"/>
    </style:style>
    <style:style style:name="T38" style:family="text">
      <style:text-properties officeooo:rsid="002b7156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33e452" fo:background-color="transparent" loext:char-shading-value="0"/>
    </style:style>
    <style:style style:name="T41" style:family="text">
      <style:text-properties officeooo:rsid="002b7156"/>
    </style:style>
    <style:style style:name="T42" style:family="text">
      <style:text-properties officeooo:rsid="00324c95"/>
    </style:style>
    <style:style style:name="T43" style:family="text">
      <style:text-properties fo:font-weight="normal" officeooo:rsid="002b7156" style:font-weight-asian="normal" style:font-weight-complex="normal"/>
    </style:style>
    <style:style style:name="T44" style:family="text">
      <style:text-properties officeooo:rsid="00342538"/>
    </style:style>
    <style:style style:name="T45" style:family="text">
      <style:text-properties officeooo:rsid="003595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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3LVL1" style:num-prefix="[T0" style:num-suffix="]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style:num-prefix="[R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[RN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4LVL1" style:num-prefix="[UC0" style:num-suffix="] 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5"/>
      <text:p text:style-name="P5"/>
      <text:p text:style-name="P5"/>
      <text:p text:style-name="P5"/>
      <text:p text:style-name="P7">Documento de Requisitos de Software</text:p>
      <text:p text:style-name="P21"/>
      <text:p text:style-name="P22">Agenda Barber Shop</text:p>
      <text:p text:style-name="P21"/>
      <text:p text:style-name="P21"/>
      <text:p text:style-name="P23"/>
      <text:p text:style-name="P24">Elaborado por <text:span text:style-name="T34">Felipe Kosouski e</text:span></text:p>
      <text:p text:style-name="P25">Guilherme Ribas Carneiro</text:p>
      <text:p text:style-name="P23"/>
      <text:p text:style-name="P23"/>
      <text:p text:style-name="P25">19 de Setembro de 2017</text:p>
      <text:p text:style-name="P6"><text:span text:style-name="Fonte_20_parág._20_padrão"><text:span text:style-name="T26"/></text:span></text:p>
      <text:p text:style-name="P8"/>
      <text:p text:style-name="Normal"/>
      <text:p text:style-name="Normal"/>
      <text:p text:style-name="Normal"/>
      <text:p text:style-name="Normal"/>
      <text:p text:style-name="Normal"><text:soft-page-break/></text:p>
      <text:p text:style-name="Normal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a</text:p>
          </table:table-cell>
          <table:table-cell table:style-name="Table1.B1" office:value-type="string">
            <text:p text:style-name="P9">Versão</text:p>
          </table:table-cell>
          <table:table-cell table:style-name="Table1.B1" office:value-type="string">
            <text:p text:style-name="P9">Descriçã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4">09/10/2017</text:p>
          </table:table-cell>
          <table:table-cell table:style-name="Table1.B2" office:value-type="string">
            <text:p text:style-name="P14">0.1</text:p>
          </table:table-cell>
          <table:table-cell table:style-name="Table1.B2" office:value-type="string">
            <text:list xml:id="list356425863" text:style-name="L1">
              <text:list-item>
                <text:p text:style-name="P66">Requisitos funcionais e não funcionais</text:p>
              </text:list-item>
            </text:list>
          </table:table-cell>
          <table:table-cell table:style-name="Table1.B2" office:value-type="string">
            <text:p text:style-name="P15">Felipe Kosouski</text:p>
            <text:p text:style-name="P15">Guilherme Ribas</text:p>
          </table:table-cell>
        </table:table-row>
        <table:table-row table:style-name="Table1.2">
          <table:table-cell table:style-name="Table1.A2" office:value-type="string">
            <text:p text:style-name="P46">10/10/2017</text:p>
          </table:table-cell>
          <table:table-cell table:style-name="Table1.B2" office:value-type="string">
            <text:p text:style-name="P46">0.2</text:p>
          </table:table-cell>
          <table:table-cell table:style-name="Table1.B2" office:value-type="string">
            <text:list xml:id="list152426307250878" text:continue-numbering="true" text:style-name="L1">
              <text:list-item>
                <text:p text:style-name="P67">Visão</text:p>
              </text:list-item>
              <text:list-item>
                <text:p text:style-name="P67">Glossário</text:p>
              </text:list-item>
              <text:list-item>
                <text:p text:style-name="P67">Aperfeiçoamento dos requisitos</text:p>
              </text:list-item>
            </text:list>
          </table:table-cell>
          <table:table-cell table:style-name="Table1.B2" office:value-type="string">
            <text:p text:style-name="P45">Felipe Kosouski</text:p>
          </table:table-cell>
        </table:table-row>
      </table:table>
      <text:p text:style-name="P8"/>
      <text:p text:style-name="P16"><text:bookmark-start text:name="_Toc403464880"/>Índice Analítico</text:p>
      <text:table-of-content text:style-name="Sect1" text:name="_TOC0">
        <text:table-of-content-source text:outline-level="6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3" text:outline-level="2">Visão<text:tab/>4</text:h>
          <text:p text:style-name="P32">Descrição do Problema<text:tab/>4</text:p>
          <text:p text:style-name="P32">Sentença de Posição do Produto<text:tab/>4</text:p>
          <text:p text:style-name="P32">Resumo dos Envolvidos<text:tab/>4</text:p>
          <text:p text:style-name="P32">Resumo dos Usuários<text:tab/>5</text:p>
          <text:p text:style-name="P32">Principais Necessidades dos Usuários ou dos Envolvidos<text:tab/>5</text:p>
          <text:p text:style-name="P32">Perspectiva do Produto<text:tab/>5</text:p>
          <text:h text:style-name="P33" text:outline-level="2">Glossário<text:tab/>6</text:h>
          <text:p text:style-name="P32">Definições<text:tab/>6</text:p>
          <text:h text:style-name="P33" text:outline-level="2">Especificação de Requisitos<text:tab/>7</text:h>
          <text:p text:style-name="P32">Técnicas de Levantamento de Requisitos Adotadas<text:tab/>7</text:p>
          <text:p text:style-name="P32">Requisitos Funcionais<text:tab/>7</text:p>
          <text:p text:style-name="P32">Requisitos Não Funcionais<text:tab/>7</text:p>
          <text:h text:style-name="P33" text:outline-level="2">Modelos de Casos de Uso<text:tab/>8</text:h>
          <text:p text:style-name="P32">Especificação de Casos de uso (Casos de Uso Expandidos)<text:tab/>8</text:p>
          <text:p text:style-name="P32">Diagrama de Casos de Uso<text:tab/>8</text:p>
          <text:p text:style-name="P32">Referências<text:tab/>9</text:p>
        </text:index-body>
      </text:table-of-content>
      <text:p text:style-name="Normal"/>
      <text:h text:style-name="P40" text:outline-level="1"><text:bookmark-end text:name="_Toc403464880"/><text:span text:style-name="T27">1. </text:span><text:bookmark-start text:name="_Toc398829753"/><text:bookmark-start text:name="_Toc355114852"/>Visão<text:bookmark-end text:name="_Toc398829753"/></text:h>
      <text:p text:style-name="Text_20_body"><text:span text:style-name="T28">A finalidade deste documento é coletar, analisar e definir necessidades e recursos de nível superior do </text:span><text:span text:style-name="T19">Agenda Barber Shop</text:span><text:span text:style-name="T28">. Ele se concentra nos recursos necessários aos envolvidos e aos usuários-alvo e nas </text:span><text:span text:style-name="T29">razões</text:span><text:span text:style-name="T28"> que levam a essas necessidades. Os detalhes de como o </text:span><text:span text:style-name="T19">Agenda Barber Shop</text:span><text:span text:style-name="T28"> satisfaz essas necessidades são descritos no caso de uso e nas especificações suplementares.</text:span></text:p>
      <text:h text:style-name="P41" text:outline-level="2"><text:bookmark-start text:name="_Toc3988297541"/><text:bookmark-start text:name="_Toc3830026441"/>Descrição do Problema<text:bookmark-end text:name="_Toc3988297541"/><text:bookmark-end text:name="_Toc3830026441"/></text:h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O problema de</text:p>
          </table:table-cell>
          <table:table-cell table:style-name="Table2.B1" office:value-type="string">
            <text:p text:style-name="P30">Agendamento de horários</text:p>
          </table:table-cell>
        </table:table-row>
        <table:table-row table:style-name="Table2.1">
          <table:table-cell table:style-name="Table2.A1" office:value-type="string">
            <text:p text:style-name="P28">Afeta</text:p>
          </table:table-cell>
          <table:table-cell table:style-name="Table2.B2" office:value-type="string">
            <text:p text:style-name="P30">Clientes, gerência</text:p>
          </table:table-cell>
        </table:table-row>
        <table:table-row table:style-name="Table2.1">
          <table:table-cell table:style-name="Table2.A1" office:value-type="string">
            <text:p text:style-name="P28">Cujo impacto é</text:p>
          </table:table-cell>
          <table:table-cell table:style-name="Table2.B3" office:value-type="string">
            <text:p text:style-name="P30">Insatisfação de clientes</text:p>
          </table:table-cell>
        </table:table-row>
        <table:table-row table:style-name="Table2.1">
          <table:table-cell table:style-name="Table2.A1" office:value-type="string">
            <text:p text:style-name="P28">Uma boa solução seria</text:p>
          </table:table-cell>
          <table:table-cell table:style-name="Table2.B4" office:value-type="string">
            <text:p text:style-name="P30">Controle financeiro, agilidade no agendamento</text:p>
          </table:table-cell>
        </table:table-row>
      </table:table>
      <text:h text:style-name="Heading_20_2" text:outline-level="2"><text:bookmark-start text:name="_Toc383000941"/><text:bookmark text:name="_Toc3830026442"/><text:bookmark text:name="_Toc3988297542"/>Sentença de Posição do Produto<text:bookmark-end text:name="_Toc383000941"/></text:h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Para</text:p>
          </table:table-cell>
          <table:table-cell table:style-name="Table3.B1" office:value-type="string">
            <text:p text:style-name="P35">Clientes da barbearia Barber Shop Barão</text:p>
          </table:table-cell>
        </table:table-row>
        <table:table-row table:style-name="Table3.1">
          <table:table-cell table:style-name="Table3.A1" office:value-type="string">
            <text:p text:style-name="P28">Que</text:p>
          </table:table-cell>
          <table:table-cell table:style-name="Table3.B2" office:value-type="string">
            <text:p text:style-name="P35">Desejam agendar horários e verificar disponibilidade</text:p>
          </table:table-cell>
        </table:table-row>
        <table:table-row table:style-name="Table3.1">
          <table:table-cell table:style-name="Table3.A1" office:value-type="string">
            <text:p text:style-name="P28">O <text:span text:style-name="T35">Agenda Barber Shop</text:span></text:p>
          </table:table-cell>
          <table:table-cell table:style-name="Table3.B3" office:value-type="string">
            <text:p text:style-name="P35">É um software/aplicação web</text:p>
          </table:table-cell>
        </table:table-row>
        <table:table-row table:style-name="Table3.1">
          <table:table-cell table:style-name="Table3.A1" office:value-type="string">
            <text:p text:style-name="P28">Que</text:p>
          </table:table-cell>
          <table:table-cell table:style-name="Table3.B4" office:value-type="string">
            <text:p text:style-name="P35">Oferece uma solução simples, prática e rápida para verificar e agendar horários para cortes de cabelo e barba</text:p>
          </table:table-cell>
        </table:table-row>
        <table:table-row table:style-name="Table3.1">
          <table:table-cell table:style-name="Table3.A1" office:value-type="string">
            <text:p text:style-name="P28">Ao contrário d<text:span text:style-name="T35">o</text:span></text:p>
          </table:table-cell>
          <table:table-cell table:style-name="Table3.B5" office:value-type="string">
            <text:p text:style-name="P35">Método atualmente utilizado, que se consiste de uma caderneta com anotações manuais</text:p>
          </table:table-cell>
        </table:table-row>
        <table:table-row table:style-name="Table3.1">
          <table:table-cell table:style-name="Table3.A1" office:value-type="string">
            <text:p text:style-name="P28">Nosso produto</text:p>
          </table:table-cell>
          <table:table-cell table:style-name="Table3.B6" office:value-type="string">
            <text:p text:style-name="P35">Possibilita a automatização do processo de agendamento e <text:span text:style-name="T36">melhor</text:span> controle financeiro <text:span text:style-name="T36">para a gerencia</text:span></text:p>
          </table:table-cell>
        </table:table-row>
      </table:table>
      <text:p text:style-name="P27"/>
      <text:p text:style-name="P29"/>
      <text:h text:style-name="Heading_20_2" text:outline-level="2"><text:bookmark-start text:name="_Toc383000942"/>Resumo dos Envolvidos<text:bookmark-end text:name="_Toc383000942"/></text:h>
      <text:p text:style-name="P29">[Há uma série de envolvidos que se interessam pelo desenvolvimento e nem todos eles são usuários finais. Apresente uma lista resumida desses envolvidos que não são usuários. (O resumo dos usuários encontra-se na seção 3.2.)]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Nome</text:p>
          </table:table-cell>
          <table:table-cell table:style-name="Table4.B1" office:value-type="string">
            <text:p text:style-name="P28">Descrição</text:p>
          </table:table-cell>
          <table:table-cell table:style-name="Table4.B1" office:value-type="string">
            <text:p text:style-name="P28">Responsabilidades</text:p>
          </table:table-cell>
        </table:table-row>
        <table:table-row table:style-name="Table4.1">
          <table:table-cell table:style-name="Table4.A2" office:value-type="string">
            <text:p text:style-name="P29">[Especifique o nome do tipo de envolvido.]</text:p>
          </table:table-cell>
          <table:table-cell table:style-name="Table4.B2" office:value-type="string">
            <text:p text:style-name="P37">Dono do negócio</text:p>
          </table:table-cell>
          <table:table-cell table:style-name="Table4.C2" office:value-type="string">
            <text:p text:style-name="P29">[Resuma as principais responsabilidades do envolvido no que diz respeito ao sistema que está sendo desenvolvido; ou seja, seu interesse como envolvido. Por exemplo, este envolvido:</text:p>
            <text:p text:style-name="P29">- assegura que o sistema poderá ser mantido</text:p>
            <text:p text:style-name="P29">- assegura que haverá uma demanda de mercado pelos <text:soft-page-break/>recursos do produto</text:p>
            <text:p text:style-name="P29">- monitora o andamento do projeto </text:p>
            <text:p text:style-name="P29">- aprova financiamentos</text:p>
            <text:p text:style-name="P29">- e assim por diante]</text:p>
          </table:table-cell>
        </table:table-row>
      </table:table>
      <text:h text:style-name="Heading_20_2" text:outline-level="2"><text:bookmark-start text:name="_Toc383000943"/>Resumo dos Usuários<text:bookmark-end text:name="_Toc383000943"/></text:h>
      <text:p text:style-name="P29">[Apresente uma lista resumida de todos os usuários identificados.]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>Nome</text:p>
          </table:table-cell>
          <table:table-cell table:style-name="Table5.B1" office:value-type="string">
            <text:p text:style-name="P28">Descrição</text:p>
          </table:table-cell>
          <table:table-cell table:style-name="Table5.B1" office:value-type="string">
            <text:p text:style-name="P28">Responsabilidades </text:p>
          </table:table-cell>
          <table:table-cell table:style-name="Table5.B1" office:value-type="string">
            <text:p text:style-name="P28">Envolvido</text:p>
          </table:table-cell>
        </table:table-row>
        <table:table-row table:style-name="Table5.2">
          <table:table-cell table:style-name="Table5.A2" office:value-type="string">
            <text:p text:style-name="P29">[Informe o tipo de usuário.]</text:p>
          </table:table-cell>
          <table:table-cell table:style-name="Table5.B2" office:value-type="string">
            <text:p text:style-name="P29">[Descreva brevemente o que ele representa no que diz respeito ao sistema.]</text:p>
          </table:table-cell>
          <table:table-cell table:style-name="Table5.C2" office:value-type="string">
            <text:p text:style-name="P29">[Liste as principais responsabilidades do usuário em relação ao sistema que está sendo desenvolvido; por exemplo:</text:p>
            <text:p text:style-name="P29">- percebe os detalhes</text:p>
            <text:p text:style-name="P29">- elabora relatórios</text:p>
            <text:p text:style-name="P29">- coordena o trabalho</text:p>
            <text:p text:style-name="P29">- e assim por diante]</text:p>
          </table:table-cell>
          <table:table-cell table:style-name="Table5.D2" office:value-type="string">
            <text:p text:style-name="P29">[Se o usuário não for representado diretamente, identifique o envolvido responsável por representar os interesses dele.]</text:p>
          </table:table-cell>
        </table:table-row>
      </table:table>
      <text:h text:style-name="P42" text:outline-level="2" text:is-list-header="true"/>
      <text:p text:style-name="P26"><text:span text:style-name="Fonte_20_parág._20_padrão"><text:span text:style-name="T30"/></text:span></text:p>
      <text:h text:style-name="Heading_20_1" text:outline-level="1"><text:bookmark-start text:name="_Toc398829755"/><text:bookmark-start text:name="_Toc383002650"/>Glossário<text:bookmark-end text:name="_Toc398829755"/><text:bookmark-end text:name="_Toc383002650"/></text:h>
      <text:p text:style-name="P31">[A introdução do <text:span text:style-name="T21">Glossário</text:span> fornece uma visão geral de todo o documento. Apresente todas as informações que poderão ser necessárias para que o leitor compreenda o documento nesta seção. Este documento é usado para definir a terminologia específica do domínio do problema, explicando termos que podem ser desconhecidos do leitor das descrições de caso de uso ou de outros documentos do projeto. Freq<text:span text:style-name="T32">u</text:span>entemente, este documento poderá ser usado como um <text:span text:style-name="T18">dicionário de dados</text:span> informal, capturando definições de dados para que as descrições de caso de uso e outros documentos do projeto possam concentrar-se no que o sistema deve fazer com as informações. ]</text:p>
      <text:p text:style-name="P17">Os termos definidos aqui são a essência do documento. Eles poderão ser definidos na ordem desejada, mas geralmente a ordem alfabética prop<text:span text:style-name="T37">í</text:span>cia maior acessibilidade.</text:p>
      <text:p text:style-name="Normal"><text:span text:style-name="Fonte_20_parág._20_padrão"><text:span text:style-name="T3">O glossário contém as definições de funcionalidade de todas as classes do </text:span></text:span><text:span text:style-name="Fonte_20_parág._20_padrão"><text:span text:style-name="T5">Agenda Barber Shop</text:span></text:span><text:span text:style-name="Fonte_20_parág._20_padrão"><text:span text:style-name="T11">.</text:span></text:span><text:span text:style-name="Fonte_20_parág._20_padrão"><text:span text:style-name="T13"> </text:span></text:span><text:span text:style-name="Fonte_20_parág._20_padrão"><text:span text:style-name="T3">Este glossário poderá expandido durante toda a vida do projeto.</text:span></text:span></text:p>
      <text:h text:style-name="Heading_20_2" text:outline-level="2"><text:bookmark-start text:name="_Toc398829756"/><text:bookmark-start text:name="_Toc383002651"/>Definições<text:bookmark-end text:name="_Toc398829756"/><text:bookmark-end text:name="_Toc383002651"/></text:h>
      <text:p text:style-name="P49">Os termos definidos aqui são a essência do documento. </text:p>
      <text:list xml:id="list445118824" text:style-name="L2">
        <text:list-item>
          <text:p text:style-name="P51"><text:span text:style-name="Fonte_20_parág._20_padrão"><text:span text:style-name="T9">Administrador: </text:span></text:span><text:span text:style-name="Fonte_20_parág._20_padrão"><text:span text:style-name="T17">Pessoa que utilizará o sistema para ter controle total sobre os dados e informações dos demais utilizadores.</text:span></text:span></text:p>
        </text:list-item>
        <text:list-item>
          <text:p text:style-name="P50"><text:span text:style-name="Fonte_20_parág._20_padrão"><text:span text:style-name="T7">Cliente</text:span></text:span><text:span text:style-name="Fonte_20_parág._20_padrão"><text:span text:style-name="T8">:</text:span></text:span><text:span text:style-name="Fonte_20_parág._20_padrão"><text:span text:style-name="T15"> </text:span></text:span><text:span text:style-name="Fonte_20_parág._20_padrão"><text:span text:style-name="T13">Cliente final do negócio que comprará produtos ou passará por </text:span></text:span><text:span text:style-name="Fonte_20_parág._20_padrão"><text:span text:style-name="T14">serviços de corte de cabelo </text:span></text:span><text:span text:style-name="Fonte_20_parág._20_padrão"><text:span text:style-name="T16">e </text:span></text:span><text:span text:style-name="Fonte_20_parág._20_padrão"><text:span text:style-name="T14">barba </text:span></text:span><text:span text:style-name="Fonte_20_parág._20_padrão"><text:span text:style-name="T16">e utilizará a aplicação para agendar horários e guardar seu lugar na fila de espera</text:span></text:span><text:span text:style-name="Fonte_20_parág._20_padrão"><text:span text:style-name="T15">.</text:span></text:span></text:p>
        </text:list-item>
        <text:list-item>
          <text:p text:style-name="P55"><text:span text:style-name="T23">Usuário:</text:span> Pessoa que utilizará a aplicação para gerenciar os horários <text:span text:style-name="T42">dos clientes bem como sinalizar se algum horário está disponível ou não.</text:span></text:p>
          <text:p text:style-name="P55"/>
        </text:list-item>
      </text:list>
      <text:p text:style-name="P19"/>
      <text:p text:style-name="Normal"><text:span text:style-name="Fonte_20_parág._20_padrão"><text:span text:style-name="T20"/></text:span></text:p>
      <text:p text:style-name="P10"/>
      <text:p text:style-name="P10"><text:soft-page-break/></text:p>
      <text:p text:style-name="Normal"/>
      <text:h text:style-name="Heading_20_1" text:outline-level="1"><text:bookmark-start text:name="_Toc395882616"/><text:bookmark-start text:name="_Toc355114847"/><text:bookmark-start text:name="_Toc355114853"/><text:span text:style-name="T33">E</text:span><text:bookmark-end text:name="_Toc395882616"/><text:bookmark-end text:name="_Toc355114853"/><text:span text:style-name="T33">specificação de </text:span><text:bookmark-start text:name="_Toc398829760"/>Requisitos<text:bookmark-end text:name="_Toc355114847"/><text:bookmark-end text:name="_Toc398829760"/> </text:h>
      <text:p text:style-name="P34"><text:span text:style-name="T28">[Observação: A Especificação de Requisitos de Software (</text:span><text:span text:style-name="T29">SRS</text:span><text:span text:style-name="T28">) captura todos os requisitos de software do sistema ou de uma parte do sistema. A seguir, há um esquema de uma </text:span><text:span text:style-name="T29">SRS</text:span><text:span text:style-name="T28"> típica para um projeto que utiliza somente requisitos em estilo de linguagem natural tradicional - </text:span><text:span text:style-name="T29">sem modelagem de casos de uso. </text:span><text:span text:style-name="T28">É possível organizar uma </text:span><text:span text:style-name="T29">SRS</text:span><text:span text:style-name="T28"> de várias maneiras diferentes. Consulte o padrão [IEEE830-1998] para obter explicações mais detalhadas, assim como outras opções de organização da </text:span><text:span text:style-name="T29">SRS</text:span><text:span text:style-name="T28">.]</text:span></text:p>
      <text:h text:style-name="Heading_20_2" text:outline-level="2"><text:bookmark-start text:name="_Toc355114849"/><text:bookmark-start text:name="_Toc398829761"/><text:bookmark-start text:name="_Toc383002640"/>Técnicas de Levantamento de Requisitos Adotadas<text:bookmark-end text:name="_Toc398829761"/><text:bookmark-end text:name="_Toc383002640"/></text:h>
      <text:p text:style-name="P13"><text:span text:style-name="Fonte_20_parág._20_padrão"><text:span text:style-name="T38">Entrevista aberta, <text:s/>cenários e casos de uso.</text:span></text:span></text:p>
      <text:h text:style-name="Heading_20_2" text:outline-level="2"><text:bookmark-start text:name="_Toc398829762"/>Requisitos Funcionais<text:bookmark-end text:name="_Toc398829762"/><text:bookmark-end text:name="_Toc355114849"/></text:h>
      <text:p text:style-name="Normal">Os requisitos funcionais descrevem as funções que o sistema é capaz de realizar, ou seja, descrevem o que o sistema faz. A seguir são descritos os Requisitos Funcionais (RF) do Sistema <text:span text:style-name="T24">Agenda Barber Shop</text:span><text:span text:style-name="Fonte_20_parág._20_padrão"><text:span text:style-name="T39">:</text:span></text:span></text:p>
      <text:p text:style-name="P10"/>
      <text:list xml:id="list139596543" text:style-name="L3">
        <text:list-item>
          <text:p text:style-name="P56"><text:span text:style-name="Fonte_20_parág._20_padrão"><text:span text:style-name="T40">Cada usuário deverá ter uma identificação única no sistema.</text:span></text:span><text:bookmark-start text:name="_Toc355114850"/></text:p>
        </text:list-item>
        <text:list-item>
          <text:p text:style-name="P61">Todos os profissionais que fazem parte do negócio devem estar cadastrados.</text:p>
        </text:list-item>
        <text:list-item>
          <text:p text:style-name="P61">Clientes devem poder consultar uma tabela com horários vagos para agendamento prévio.</text:p>
        </text:list-item>
        <text:list-item>
          <text:p text:style-name="P61">Apenas clientes identificados poderão realizar um agendamento de horário.</text:p>
        </text:list-item>
        <text:list-item>
          <text:p text:style-name="P61">Deverá ser oferecida uma opção de cancelamento de horário.</text:p>
        </text:list-item>
        <text:list-item>
          <text:p text:style-name="P61">O cancelamento somente poderá ser <text:span text:style-name="T44">realizado com um tempo x de antecedência.</text:span></text:p>
        </text:list-item>
        <text:list-item>
          <text:p text:style-name="P61">Clientes podem adentrar a uma fila de espera, <text:span text:style-name="T44">para que caso um cliente cancele um horário, o primeiro da fila passa a ocupar o horário agendado.</text:span></text:p>
        </text:list-item>
        <text:list-item>
          <text:p text:style-name="P62">O administrador poderá ter acesso ao controle financeiro e a relatórios de clientes que mais utilizaram o serviço.</text:p>
        </text:list-item>
        <text:list-item>
          <text:p text:style-name="P64">Clientes poderão avaliar o serviço.</text:p>
        </text:list-item>
      </text:list>
      <text:p text:style-name="Parágrafo_20_da_20_Lista"/>
      <text:h text:style-name="Heading_20_2" text:outline-level="2"><text:bookmark-start text:name="_Toc398829763"/>Requisitos Não Funcionais<text:bookmark-end text:name="_Toc398829763"/><text:bookmark-end text:name="_Toc355114850"/></text:h>
      <text:p text:style-name="Normal">É a descrição de propriedades, características ou restrições que o software apresenta exibidas por suas funcionalidades. A seguir são descritos os Requisitos Não – Funcionais (RFN) do Sistema <text:span text:style-name="Fonte_20_parág._20_padrão"><text:span text:style-name="T25">Agenda Barber Shop</text:span></text:span>:</text:p>
      <text:list xml:id="list3569457939" text:style-name="L4">
        <text:list-item>
          <text:p text:style-name="P58"><text:span text:style-name="Fonte_20_parág._20_padrão"><text:span text:style-name="T43">Pagamento via Paypal ou Pagseguro.</text:span></text:span></text:p>
        </text:list-item>
        <text:list-item>
          <text:p text:style-name="P65">A aplicação será integrada com o Facebook.</text:p>
        </text:list-item>
        <text:list-item>
          <text:p text:style-name="P57">Área para fotos de serviços realizados (Cortes de cabelo).</text:p>
        </text:list-item>
        <text:list-item>
          <text:p text:style-name="P63">O cliente deverá ser notificado caso o cliente da sequência desista do horário.</text:p>
        </text:list-item>
        <text:list-item>
          <text:p text:style-name="P59"><text:soft-page-break/><text:span text:style-name="T45">Somente o Administrador terá acesso aos relatórios.</text:span></text:p>
        </text:list-item>
      </text:list>
      <text:p text:style-name="Normal"><text:bookmark-end text:name="_Toc355114852"/></text:p>
      <text:h text:style-name="Heading_20_1" text:outline-level="1"><text:bookmark-start text:name="_Toc398829764"/><text:bookmark-start text:name="_Toc395882617"/>Modelos de Casos de Uso<text:bookmark-end text:name="_Toc398829764"/><text:bookmark-end text:name="_Toc395882617"/></text:h>
      <text:h text:style-name="Heading_20_2" text:outline-level="2"><text:bookmark-start text:name="_Toc403464922"/><text:bookmark-start text:name="_Toc398829765"/><text:bookmark-start text:name="_Toc395882618"/>Especificação de Casos de uso (Casos de Uso Expandidos)<text:bookmark-end text:name="_Toc398829765"/><text:bookmark-end text:name="_Toc395882618"/></text:h>
      <text:list xml:id="list568411254" text:style-name="L5">
        <text:list-item>
          <text:p text:style-name="P68">NOME DO CASO DE USO</text:p>
        </text:list-item>
      </text:list>
      <text:p text:style-name="Normal"><text:span text:style-name="Fonte_20_parág._20_padrão"><text:span text:style-name="T31">[Escreva aqui uma breve descrição do Caso de uso]</text:span></text:span></text:p>
      <text:p text:style-name="P11">Fluxo de Eventos</text:p>
      <text:p text:style-name="P12">Fluxo Básico: </text:p>
      <text:list xml:id="list756850132" text:style-name="L6">
        <text:list-item>
          <text:p text:style-name="P52">...</text:p>
        </text:list-item>
      </text:list>
      <text:p text:style-name="P12">Fluxos Alternativos</text:p>
      <text:list xml:id="list4216986524" text:style-name="L7">
        <text:list-item>
          <text:p text:style-name="P53">Nome do fluxo alternativo</text:p>
        </text:list-item>
      </text:list>
      <text:list xml:id="list1174926731" text:style-name="L8">
        <text:list-item>
          <text:p text:style-name="P54">...</text:p>
        </text:list-item>
      </text:list>
      <text:p text:style-name="P18"/>
      <text:p text:style-name="P11">Pré Condições</text:p>
      <text:p text:style-name="Normal"><text:span text:style-name="Fonte_20_parág._20_padrão"><text:span text:style-name="T31">[Escreva as pré-condições, se existir].</text:span></text:span></text:p>
      <text:p text:style-name="P11">Pós Condições</text:p>
      <text:p text:style-name="Normal"><text:span text:style-name="Fonte_20_parág._20_padrão"><text:span text:style-name="T31">[Escreva a pós-condição].</text:span></text:span></text:p>
      <text:p text:style-name="P11">Regra de Negócio</text:p>
      <text:list xml:id="list4196073360" text:style-name="L9">
        <text:list-item>
          <text:p text:style-name="P60"><text:span text:style-name="Fonte_20_parág._20_padrão"><text:span text:style-name="T31">[Escreva aqui uma regra de negócio, se existir].</text:span></text:span></text:p>
        </text:list-item>
      </text:list>
      <text:h text:style-name="Heading_20_2" text:outline-level="2"><text:bookmark-start text:name="_Toc398829766"/><text:bookmark-start text:name="_Toc395882619"/>Diagrama de Casos de Uso<text:bookmark-end text:name="_Toc398829766"/><text:bookmark-end text:name="_Toc395882619"/></text:h>
      <text:p text:style-name="Normal"><text:span text:style-name="Fonte_20_parág._20_padrão"><text:span text:style-name="T31">[Inclua aqui o Diagrama de Casos de Uso].</text:span></text:span></text:p>
      <text:p text:style-name="P20"/>
      <text:p text:style-name="Normal"><text:span text:style-name="Fonte_20_parág._20_padrão"><text:span text:style-name="T20"><text:s/></text:span></text:span><text:bookmark-end text:name="_Toc403464922"/></text:p>
      <text:h text:style-name="P43" text:outline-level="2"><text:span text:style-name="Fonte_20_parág._20_padrão"><text:span text:style-name="T20"/></text:span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9" text:outline-level="1"><text:soft-page-break/>Modelagem da Interface com o Usuário</text:h>
      <text:h text:style-name="Heading_20_2" text:outline-level="2">Mapa de Navegação (storybo<text:span text:style-name="T45">ar</text:span>ds)</text:h>
      <text:h text:style-name="Heading_20_2" text:outline-level="2">Protótipo da Interface com o Usuário</text:h>
      <text:h text:style-name="Heading_20_1" text:outline-level="1"><text:bookmark-start text:name="_Toc398829769"/>Referências<text:bookmark-end text:name="_Toc398829769"/></text:h>
      <text:p text:style-name="Normal"><text:span text:style-name="Fonte_20_parág._20_padrão"><text:span text:style-name="T31">[Escreva aqui as referências utilizadas para elaboração do projeto. Livros, sites, ferramentas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left="0cm" fo:margin-right="0cm" fo:margin-top="0.318cm" fo:margin-bottom="0cm" loext:contextual-spacing="false" fo:text-align="start" style:justify-single-word="false" fo:hyphenation-ladder-count="no-limit" fo:text-indent="0cm" style:auto-text-indent="false" fo:keep-with-next="always"/>
      <style:text-properties fo:font-weight="bold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.318cm" fo:margin-bottom="0cm" loext:contextual-spacing="false" fo:hyphenation-ladder-count="no-limit" fo:text-indent="0cm" style:auto-text-indent="false" fo:keep-with-next="always">
        <style:tab-stops>
          <style:tab-stop style:position="0.988cm"/>
          <style:tab-stop style:position="1.729cm"/>
        </style:tab-stops>
      </style:paragraph-properties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0cm" fo:margin-top="0.212cm" fo:margin-bottom="0cm" loext:contextual-spacing="false" fo:hyphenation-ladder-count="no-limit" fo:text-indent="0cm" style:auto-text-indent="false">
        <style:tab-stops>
          <style:tab-stop style:position="0.988cm"/>
          <style:tab-stop style:position="3.387cm"/>
        </style:tab-stops>
      </style:paragraph-properties>
      <style:text-properties fo:font-style="italic" style:font-style-asian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cm" fo:margin-right="0cm" fo:margin-top="0.106cm" fo:margin-bottom="0cm" loext:contextual-spacing="false" fo:hyphenation-ladder-count="no-limit" fo:text-indent="0cm" style:auto-text-indent="false"/>
      <style:text-properties fo:font-style="italic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Normal" style:family="paragraph">
      <style:paragraph-properties fo:margin-left="0cm" fo:margin-right="0.03cm" fo:margin-top="0cm" fo:margin-bottom="0.106cm" loext:contextual-spacing="false" fo:text-align="justify" style:justify-single-word="false" fo:keep-together="always" fo:hyphenation-ladder-count="no-limit" fo:text-indent="0cm" style:auto-text-indent="false" style:text-autospace="none" style:punctuation-wrap="simple" style:vertical-align="baseline">
        <style:tab-stops>
          <style:tab-stop style:position="0.988cm"/>
        </style:tab-stops>
      </style:paragraph-properties>
      <style:text-properties style:font-name="Palatino Linotype" fo:font-family="'Palatino Linotype'" style:font-family-generic="roman" style:font-pitch="variable" fo:language="pt" fo:country="PT" style:language-asian="en" style:country-asian="US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parent-style-name="Normal" style:class="index">
      <style:paragraph-properties fo:margin-left="0.706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296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4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653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9pt" fo:font-weight="bold" style:font-size-asian="9pt" style:font-weight-asian="bold" fo:hyphenate="false"/>
    </style:style>
    <style:style style:name="Contents_20_1" style:display-name="Contents 1" style:family="paragraph" style:parent-style-name="Normal" style:default-outline-level="2" style:list-style-name="" style:class="index">
      <style:paragraph-properties fo:margin-top="0.212cm" fo:margin-bottom="0cm" loext:contextual-spacing="false" fo:text-align="start" style:justify-single-word="false" fo:hyphenation-ladder-count="no-limit">
        <style:tab-stops>
          <style:tab-stop style:position="15.002cm" style:type="right" style:leader-style="solid" style:leader-text="_"/>
        </style:tab-stops>
      </style:paragraph-properties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Remissivo_20_7" style:display-name="Remissivo 7" style:family="paragraph" style:parent-style-name="Normal">
      <style:paragraph-properties fo:margin-left="3.81cm" fo:margin-right="0cm" fo:hyphenation-ladder-count="no-limit" fo:text-indent="0cm" style:auto-text-indent="false">
        <style:tab-stops>
          <style:tab-stop style:position="-2.822cm"/>
        </style:tab-stops>
      </style:paragraph-properties>
      <style:text-properties fo:hyphenate="false"/>
    </style:style>
    <style:style style:name="Remissivo_20_6" style:display-name="Remissivo 6" style:family="paragraph" style:parent-style-name="Normal" style:next-style-name="Normal">
      <style:paragraph-properties fo:margin-left="3.175cm" fo:margin-right="0cm" fo:hyphenation-ladder-count="no-limit" fo:text-indent="0cm" style:auto-text-indent="false">
        <style:tab-stops>
          <style:tab-stop style:position="-2.187cm"/>
        </style:tab-stops>
      </style:paragraph-properties>
      <style:text-properties fo:hyphenate="false"/>
    </style:style>
    <style:style style:name="Remissivo_20_5" style:display-name="Remissivo 5" style:family="paragraph" style:parent-style-name="Normal" style:next-style-name="Normal">
      <style:paragraph-properties fo:margin-left="2.54cm" fo:margin-right="0cm" fo:hyphenation-ladder-count="no-limit" fo:text-indent="0cm" style:auto-text-indent="false">
        <style:tab-stops>
          <style:tab-stop style:position="-1.552cm"/>
        </style:tab-stops>
      </style:paragraph-properties>
      <style:text-properties fo:hyphenate="false"/>
    </style:style>
    <style:style style:name="Remissivo_20_4" style:display-name="Remissivo 4" style:family="paragraph" style:parent-style-name="Normal" style:next-style-name="Normal">
      <style:paragraph-properties fo:margin-left="1.905cm" fo:margin-right="0cm" fo:hyphenation-ladder-count="no-limit" fo:text-indent="0cm" style:auto-text-indent="false">
        <style:tab-stops>
          <style:tab-stop style:position="-0.917cm"/>
        </style:tab-stops>
      </style:paragraph-properties>
      <style:text-properties fo:hyphenate="false"/>
    </style:style>
    <style:style style:name="Remissivo_20_3" style:display-name="Remissivo 3" style:family="paragraph" style:parent-style-name="Normal" style:nex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Remissivo_20_2" style:display-name="Remissivo 2" style:family="paragraph" style:parent-style-name="Normal" style:nex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hyphenate="false"/>
    </style:style>
    <style:style style:name="Remissivo_20_1" style:display-name="Remissivo 1" style:family="paragraph" style:parent-style-name="Normal" style:next-style-name="Normal">
      <style:paragraph-properties fo:margin-left="3.069cm" fo:margin-right="0cm" fo:margin-top="0cm" fo:margin-bottom="0.423cm" loext:contextual-spacing="false" fo:line-height="200%" fo:hyphenation-ladder-count="no-limit" fo:text-indent="-0.529cm" style:auto-text-indent="false">
        <style:tab-stops>
          <style:tab-stop style:position="-2.081cm"/>
          <style:tab-stop style:position="11.933cm" style:type="right" style:leader-style="solid" style:leader-text="_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de_20_nota_20_de_20_rodapé" style:display-name="Texto de nota de rodapé" style:family="paragraph" style:parent-style-name="Normal" style:next-style-name="Normal">
      <style:paragraph-properties fo:margin-left="1cm" fo:margin-right="0cm" fo:margin-top="0.212cm" fo:margin-bottom="0cm" loext:contextual-spacing="false" fo:hyphenation-ladder-count="no-limit" fo:text-indent="-1cm" style:auto-text-indent="false">
        <style:tab-stops>
          <style:tab-stop style:position="-0.012cm"/>
        </style:tab-stops>
      </style:paragraph-properties>
      <style:text-properties style:font-name="Times" fo:font-family="Times" style:font-family-generic="roman" style:font-pitch="variable" fo:hyphenate="false"/>
    </style:style>
    <style:style style:name="Recuo_20_normal1" style:display-name="Recuo normal1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Definitions" style:family="paragraph" style:parent-style-name="Normal">
      <style:paragraph-properties fo:margin-left="0cm" fo:margin-right="0cm" fo:margin-top="0.282cm" fo:margin-bottom="0cm" loext:contextual-spacing="false" fo:line-height="-133%" fo:hyphenation-ladder-count="no-limit" fo:text-indent="0cm" style:auto-text-indent="false">
        <style:tab-stops>
          <style:tab-stop style:position="0.988cm"/>
          <style:tab-stop style:position="1.905cm"/>
        </style:tab-stops>
      </style:paragraph-properties>
      <style:text-properties fo:font-size="18pt" style:font-size-asian="18pt" fo:hyphenate="false"/>
    </style:style>
    <style:style style:name="Box" style:family="paragraph" style:parent-style-name="Normal">
      <style:paragraph-properties fo:margin-left="1.27cm" fo:margin-right="1.265cm" fo:margin-top="0.282cm" fo:margin-bottom="0cm" loext:contextual-spacing="false" fo:line-height="200%" fo:hyphenation-ladder-count="no-limit" fo:text-indent="0cm" style:auto-text-indent="false" fo:padding="0cm" fo:border="1.5pt solid #000000" style:shadow="none" fo:keep-with-next="always">
        <style:tab-stops>
          <style:tab-stop style:position="-0.282cm"/>
          <style:tab-stop style:position="1.27cm"/>
          <style:tab-stop style:position="2.54cm"/>
          <style:tab-stop style:position="6.985cm"/>
          <style:tab-stop style:position="8.255cm"/>
          <style:tab-stop style:position="12.7cm"/>
        </style:tab-stops>
      </style:paragraph-properties>
      <style:text-properties style:text-position="80% 100%" fo:font-size="9pt" style:font-size-asian="9pt" text:display="none" fo:hyphenate="false"/>
    </style:style>
    <style:style style:name="keyword" style:family="paragraph" style:parent-style-name="Normal" style:next-style-name="Normal">
      <style:paragraph-properties fo:margin-left="1.905cm" fo:margin-right="1.951cm" fo:hyphenation-ladder-count="no-limit" fo:text-indent="0cm" style:auto-text-indent="false">
        <style:tab-stops>
          <style:tab-stop style:position="-0.917cm"/>
        </style:tab-stops>
      </style:paragraph-properties>
      <style:text-properties fo:font-size="18pt" style:font-size-asian="18pt" fo:hyphenate="false"/>
    </style:style>
    <style:style style:name="Lista1" style:family="paragraph" style:paren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font-size="18pt" style:font-size-asian="18pt" fo:hyphenate="false"/>
    </style:style>
    <style:style style:name="nametag" style:family="paragraph" style:parent-style-name="Normal">
      <style:paragraph-properties fo:margin-left="0cm" fo:margin-right="0cm" fo:text-align="end" style:justify-single-word="false" fo:hyphenation-ladder-count="no-limit" fo:text-indent="0cm" style:auto-text-indent="false"/>
      <style:text-properties fo:font-size="12pt" fo:font-style="italic" style:font-size-asian="12pt" style:font-style-asian="italic" fo:hyphenate="false"/>
    </style:style>
    <style:style style:name="Ref_20_body" style:display-name="Ref body" style:family="paragraph" style:parent-style-name="Normal">
      <style:paragraph-properties fo:hyphenation-ladder-count="no-limit"/>
      <style:text-properties fo:font-size="9pt" style:font-size-asian="9pt" fo:hyphenate="false"/>
    </style:style>
    <style:style style:name="Ref_20_auth" style:display-name="Ref auth" style:family="paragraph" style:parent-style-name="Normal">
      <style:paragraph-properties fo:margin-left="0cm" fo:margin-right="1cm" fo:margin-top="0.282cm" fo:margin-bottom="0cm" loext:contextual-spacing="false" fo:text-align="start" style:justify-single-word="false" fo:hyphenation-ladder-count="no-limit" fo:text-indent="0cm" style:auto-text-indent="false" fo:keep-with-next="always"/>
      <style:text-properties fo:font-size="9pt" fo:font-weight="bold" style:font-size-asian="9pt" style:font-weight-asian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hyphenate="false"/>
    </style:style>
    <style:style style:name="Preformatted" style:family="paragraph" style:parent-style-name="Normal">
      <style:paragraph-properties fo:margin-left="0cm" fo:margin-right="0cm" fo:margin-top="0.106cm" fo:margin-bottom="0cm" loext:contextual-spacing="false" fo:text-align="start" style:justify-single-word="false" fo:keep-together="auto" fo:hyphenation-ladder-count="no-limit" fo:text-indent="0cm" style:auto-text-indent="false">
        <style:tab-stops>
          <style:tab-stop style:position="1.524cm"/>
          <style:tab-stop style:position="3.048cm"/>
          <style:tab-stop style:position="4.572cm"/>
          <style:tab-stop style:position="6.096cm"/>
          <style:tab-stop style:position="7.62cm"/>
          <style:tab-stop style:position="9.144cm"/>
          <style:tab-stop style:position="10.668cm"/>
          <style:tab-stop style:position="12.192cm"/>
          <style:tab-stop style:position="13.716cm"/>
          <style:tab-stop style:position="15.24cm"/>
          <style:tab-stop style:position="16.764cm"/>
          <style:tab-stop style:position="18.288cm"/>
          <style:tab-stop style:position="19.812cm"/>
        </style:tab-stops>
      </style:paragraph-properties>
      <style:text-properties style:font-name="Courier New" fo:font-family="'Courier New'" style:font-family-generic="modern" style:font-pitch="fixed" fo:language="en" fo:country="US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1.058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944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41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591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23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885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532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1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abeçalho_20_do_20_Sumário1" style:display-name="Cabeçalho do Sumário1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igura" style:family="paragraph" style:parent-style-name="Normal">
      <style:paragraph-properties fo:margin-top="0.423cm" fo:margin-bottom="0cm" loext:contextual-spacing="false" fo:text-align="center" style:justify-single-word="false" fo:hyphenation-ladder-count="no-limit">
        <style:tab-stops/>
      </style:paragraph-properties>
      <style:text-properties fo:font-size="8pt" style:font-size-asian="8pt" fo:hyphenate="false"/>
    </style:style>
    <style:style style:name="reportTitle" style:family="paragraph" style:parent-style-name="Normal">
      <style:paragraph-properties fo:margin-top="10.583cm" fo:margin-bottom="0cm" loext:contextual-spacing="false" fo:text-align="end" style:justify-single-word="false" fo:hyphenation-ladder-count="no-limit"/>
      <style:text-properties style:font-name="Century Gothic" fo:font-family="'Century Gothic'" style:font-family-generic="swiss" style:font-pitch="variable" fo:font-size="48pt" fo:font-weight="bold" style:font-size-asian="48pt" style:font-weight-asian="bold" style:font-weight-complex="bold" fo:hyphenate="false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Com_20_marcadores" style:display-name="Com marcadores" style:family="paragraph" style:parent-style-name="Normal" style:auto-update="true" style:list-style-name="LFO3">
      <style:paragraph-properties fo:margin-left="0cm" fo:margin-right="0cm" fo:margin-top="0.106cm" fo:margin-bottom="0cm" loext:contextual-spacing="false" fo:keep-together="auto" fo:hyphenation-ladder-count="no-limit" fo:text-indent="0cm" style:auto-text-indent="false" style:text-autospace="ideograph-alpha" style:punctuation-wrap="hanging" style:vertical-align="auto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infoblue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text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.03cm" fo:margin-top="0cm" fo:margin-bottom="0.106cm" loext:contextual-spacing="true" fo:text-indent="0cm" style:auto-text-indent="false"/>
    </style:style>
    <style:style style:name="Titulo_20_2" style:display-name="Titulo 2" style:family="paragraph" style:parent-style-name="Heading_20_2" style:default-outline-level="" style:list-style-name="WWNum1">
      <style:text-properties fo:font-variant="small-caps" style:font-name="Palatino Linotype" fo:font-family="'Palatino Linotype'" style:font-family-generic="roman" style:font-pitch="variable" fo:font-size="14pt" fo:language="pt" fo:country="PT" fo:font-weight="bold" style:font-size-asian="14pt" style:language-asian="en" style:country-asian="US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Número_20_de_20_linha" style:display-name="Número de linha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33% 100%" fo:font-size="9pt" style:font-size-asian="9pt"/>
    </style:style>
    <style:style style:name="Page_20_Number" style:display-name="Page Numbe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Rodapé_20_Char" style:display-name="Rodapé Char" style:family="text" style:parent-style-name="Fonte_20_parág._20_padrão">
      <style:text-properties style:font-name="Palatino Linotype" fo:font-family="'Palatino Linotype'" style:font-family-generic="roman" style:font-pitch="variable" fo:font-size="9pt" fo:language="pt" fo:country="PT" style:font-size-asian="9pt" style:language-asian="en" style:country-asian="US"/>
    </style:style>
    <style:style style:name="WW-Absatz-Standardschriftart111111" style:family="text"/>
    <style:style style:name="postbody" style:family="text" style:parent-style-name="Fonte_20_parág._20_padrão"/>
    <style:style style:name="hps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font-size="12pt" style:font-size-asian="12pt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13LVL1" style:display-name="WW_CharLFO13LVL1" style:family="text">
      <style:text-properties fo:font-weight="bold" style:font-weight-asian="bold"/>
    </style:style>
    <style:style style:name="WW_5f_CharLFO14LVL1" style:display-name="WW_CharLFO14LVL1" style:family="text">
      <style:text-properties fo:font-weight="bold" style:font-weight-asian="bol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use-window-font-color="true" style:font-name="Wingdings" fo:font-family="Wingdings" style:font-family-generic="system" style:font-pitch="variable" style:font-charset="x-symbol" fo:font-size="8pt" style:font-size-asian="8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fo:font-weight="bold" style:font-weight-asian="bold"/>
    </style:style>
    <style:style style:name="WW_5f_CharLFO23LVL1" style:display-name="WW_CharLFO23LVL1" style:family="text">
      <style:text-properties fo:font-weight="bold" style:font-weight-asian="bold"/>
    </style:style>
    <style:style style:name="Footnote_20_Symbol" style:display-name="Footnote Symbol" style:family="text"/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Palatino Linotype'" style:font-family-generic="roman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MP3" style:family="paragraph" style:parent-style-name="Header">
      <style:paragraph-properties fo:padding="0cm" fo:border="none" style:shadow="none"/>
    </style:style>
    <style:style style:name="MP4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MT1" style:family="text">
      <style:text-properties officeooo:rsid="000c9cf8"/>
    </style:style>
    <style:style style:name="MT2" style:family="text">
      <style:text-properties fo:font-size="8pt" fo:letter-spacing="0.014cm" style:font-size-asian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>
        <style:header-footer-properties fo:min-height="0.194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/>
    </style:page-layout>
    <style:page-layout style:name="Mpm4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Header"><text:tab/><text:span text:style-name="MT1">SI104C</text:span> <text:s/>- <text:span text:style-name="MT1">Engenharia de Software </text:span>(UTFPR)</text:p>
      </style:header>
      <style:footer>
        <text:p text:style-name="MP1"><text:s/><text:page-number style:num-format="1" text:select-page="current">7</text:page-number></text:p>
        <text:p text:style-name="MP2"><text:tab/><text:span text:style-name="MT2">Template baseado em </text:span><text:a xlink:type="simple" xlink:href="http://www.funpar.ufpr.br:8080/rup" text:style-name="Internet_20_link" text:visited-style-name="Visited_20_Internet_20_Link"><text:span text:style-name="MT2">http://www.funpar.ufpr.br:8080/rup</text:span></text:a><text:span text:style-name="MT2">.</text:span><text:tab/></text:p>
      </style:footer>
    </style:master-page>
    <style:master-page style:name="MPF0" style:page-layout-name="Mpm3" style:next-style-name="MP0">
      <style:header>
        <text:p text:style-name="MP3"/>
      </style:header>
    </style:master-page>
    <style:master-page style:name="MP1" style:page-layout-name="Mpm4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1" style:page-layout-name="Mpm5" style:next-style-name="MP1">
      <style:header>
        <text:p text:style-name="MP3"/>
      </style:header>
    </style:master-page>
    <style:master-page style:name="MP2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2" style:page-layout-name="Mpm7" style:next-style-name="MP2">
      <style:header>
        <text:p text:style-name="MP3"/>
      </style:header>
    </style:master-page>
    <style:master-page style:name="MP3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3" style:page-layout-name="Mpm7" style:next-style-name="MP3">
      <style:header>
        <text:p text:style-name="MP3"/>
      </style:header>
    </style:master-page>
    <style:master-page style:name="MP4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4" style:page-layout-name="Mpm7" style:next-style-name="MP4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title>Relatório de Projecto de Software</dc:title>
    <meta:initial-creator>Ademar Aguiar</meta:initial-creator>
    <meta:creation-date>2016-03-11T20:19:00Z</meta:creation-date>
    <dc:date>2017-10-10T15:24:25.464320609</dc:date>
    <meta:print-date>2014-08-15T19:14:00Z</meta:print-date>
    <meta:editing-cycles>29</meta:editing-cycles>
    <meta:editing-duration>PT2H58M55S</meta:editing-duration>
    <meta:document-statistic meta:table-count="5" meta:image-count="0" meta:object-count="0" meta:page-count="7" meta:paragraph-count="160" meta:word-count="1236" meta:character-count="7851" meta:non-whitespace-character-count="6762"/>
    <meta:template xlink:type="simple" xlink:actuate="onRequest" xlink:title="" xlink:href="../../../../../media/rlstange/SAMSUNG/UTFPR%202016%201/APOO/Projeto/Templates/Projeto%20APOO_Template.odt/SIMAT-ASEC-resumo"/>
  </office:meta>
</office:document-meta>
</file>